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Gender</text:p>
          </table:table-cell>
          <table:table-cell table:style-name="Default" office:value-type="string" calcext:value-type="string">
            <text:p>Laterality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BMI</text:p>
          </table:table-cell>
          <table:table-cell table:style-name="Default" office:value-type="string" calcext:value-type="string">
            <text:p>R2</text:p>
          </table:table-cell>
          <table:table-cell table:style-name="Default"/>
          <table:table-cell table:style-name="Default" office:value-type="string" calcext:value-type="string">
            <text:p>Correlation P Height</text:p>
          </table:table-cell>
          <table:table-cell table:style-name="Default" office:value-type="string" calcext:value-type="string">
            <text:p>Correlation P Weight</text:p>
          </table:table-cell>
          <table:table-cell table:style-name="Default" office:value-type="string" calcext:value-type="string">
            <text:p>Correlation P BMI</text:p>
          </table:table-cell>
          <table:table-cell table:style-name="Default" office:value-type="string" calcext:value-type="string">
            <text:p>Correlation P 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formula="of:=[.F2]/POWER([.E2]/100; 2)" office:value-type="float" office:value="23.1481481481481" calcext:value-type="float">
            <text:p>23.1481481481481</text:p>
          </table:table-cell>
          <table:table-cell office:value-type="float" office:value="0.875940245959998" calcext:value-type="float">
            <text:p>0.875940245959998</text:p>
          </table:table-cell>
          <table:table-cell/>
          <table:table-cell table:style-name="ce3" table:formula="of:=PEARSON([.E2:.E13];[.H2:.H13])" office:value-type="float" office:value="-0.263410298277784" calcext:value-type="float">
            <text:p>-0.263410298277784</text:p>
          </table:table-cell>
          <table:table-cell table:style-name="ce3" table:formula="of:=PEARSON([.F2:.F13];[.H2:.H13])" office:value-type="float" office:value="-0.050441331858711" calcext:value-type="float">
            <text:p>-0.050441331858711</text:p>
          </table:table-cell>
          <table:table-cell table:style-name="ce3" table:formula="of:=PEARSON([.G2:.G13];[.H2:.H13])" office:value-type="float" office:value="-0.00199115682842484" calcext:value-type="float">
            <text:p>-0.001991156828425</text:p>
          </table:table-cell>
          <table:table-cell table:style-name="ce3" table:formula="of:=PEARSON([.B2:.B13];[.H2:.H13])" office:value-type="float" office:value="-0.646211846692642" calcext:value-type="float">
            <text:p>-0.6462118466926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table:formula="of:=[.F3]/POWER([.E3]/100; 2)" office:value-type="float" office:value="24.0740740740741" calcext:value-type="float">
            <text:p>24.0740740740741</text:p>
          </table:table-cell>
          <table:table-cell office:value-type="float" office:value="0.878596483152868" calcext:value-type="float">
            <text:p>0.878596483152868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table:formula="of:=[.F4]/POWER([.E4]/100; 2)" office:value-type="float" office:value="35.0620891161432" calcext:value-type="float">
            <text:p>35.0620891161432</text:p>
          </table:table-cell>
          <table:table-cell office:value-type="float" office:value="0.887003211342455" calcext:value-type="float">
            <text:p>0.887003211342455</text:p>
          </table:table-cell>
          <table:table-cell/>
          <table:table-cell office:value-type="string" calcext:value-type="string">
            <text:p>Male (intac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putated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 </text:p>
          </table:table-cell>
          <table:table-cell office:value-type="string" calcext:value-type="string">
            <text:p>Right Handed 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table:formula="of:=[.F5]/POWER([.E5]/100; 2)" office:value-type="float" office:value="22.8395061728395" calcext:value-type="float">
            <text:p>22.8395061728395</text:p>
          </table:table-cell>
          <table:table-cell office:value-type="float" office:value="0.852430674036416" calcext:value-type="float">
            <text:p>0.852430674036416</text:p>
          </table:table-cell>
          <table:table-cell/>
          <table:table-cell table:formula="of:=AVERAGE([.H2:.H4];[.H7:.H11])" office:value-type="float" office:value="0.845583521996387" calcext:value-type="float">
            <text:p>0.845583521996387</text:p>
          </table:table-cell>
          <table:table-cell table:formula="of:=AVERAGE([.H5:.H6])" office:value-type="float" office:value="0.871603081635502" calcext:value-type="float">
            <text:p>0.871603081635502</text:p>
          </table:table-cell>
          <table:table-cell table:formula="of:=AVERAGE([.H12:.H13])" office:value-type="float" office:value="0.744724405138591" calcext:value-type="float">
            <text:p>0.744724405138591</text:p>
          </table:table-cell>
          <table:table-cell table:formula="of:=AVERAGE([.H2:.H11])" office:value-type="float" office:value="0.85078743392421" calcext:value-type="float">
            <text:p>0.85078743392421</text:p>
          </table:table-cell>
          <table:table-cell table:formula="of:=AVERAGE([.H2:.H13])" office:value-type="float" office:value="0.83311026245994" calcext:value-type="float">
            <text:p>0.83311026245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 </text:p>
          </table:table-cell>
          <table:table-cell office:value-type="string" calcext:value-type="string">
            <text:p>Right Handed 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table:formula="of:=[.F6]/POWER([.E6]/100; 2)" office:value-type="float" office:value="25.6895619253651" calcext:value-type="float">
            <text:p>25.6895619253651</text:p>
          </table:table-cell>
          <table:table-cell office:value-type="float" office:value="0.890775489234588" calcext:value-type="float">
            <text:p>0.89077548923458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table:formula="of:=[.F7]/POWER([.E7]/100; 2)" office:value-type="float" office:value="19.7530864197531" calcext:value-type="float">
            <text:p>19.7530864197531</text:p>
          </table:table-cell>
          <table:table-cell office:value-type="float" office:value="0.833318806215802" calcext:value-type="float">
            <text:p>0.8333188062158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table:formula="of:=[.F8]/POWER([.E8]/100; 2)" office:value-type="float" office:value="25.0828630296515" calcext:value-type="float">
            <text:p>25.0828630296515</text:p>
          </table:table-cell>
          <table:table-cell office:value-type="float" office:value="0.823911106663935" calcext:value-type="float">
            <text:p>0.82391110666393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table:formula="of:=[.F9]/POWER([.E9]/100; 2)" office:value-type="float" office:value="23.6712536295922" calcext:value-type="float">
            <text:p>23.6712536295922</text:p>
          </table:table-cell>
          <table:table-cell office:value-type="float" office:value="0.824678280856259" calcext:value-type="float">
            <text:p>0.82467828085625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table:formula="of:=[.F10]/POWER([.E10]/100; 2)" office:value-type="float" office:value="29.2633402012601" calcext:value-type="float">
            <text:p>29.2633402012601</text:p>
          </table:table-cell>
          <table:table-cell table:style-name="Default" office:value-type="float" office:value="0.80417931770327" calcext:value-type="float">
            <text:p>0.80417931770327</text:p>
          </table:table-cell>
          <table:table-cell table:style-name="Default"/>
          <table:table-cell table:style-name="ce4" table:number-columns-repeated="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Right Handed </text:p>
          </table:table-cell>
          <table:table-cell office:value-type="float" office:value="185" calcext:value-type="float">
            <text:p>185</text:p>
          </table:table-cell>
          <table:table-cell office:value-type="float" office:value="68" calcext:value-type="float">
            <text:p>68</text:p>
          </table:table-cell>
          <table:table-cell table:formula="of:=[.F11]/POWER([.E11]/100; 2)" office:value-type="float" office:value="19.8685171658145" calcext:value-type="float">
            <text:p>19.8685171658145</text:p>
          </table:table-cell>
          <table:table-cell table:style-name="Default" office:value-type="float" office:value="0.837040724076508" calcext:value-type="float">
            <text:p>0.837040724076508</text:p>
          </table:table-cell>
          <table:table-cell table:style-name="Default"/>
          <table:table-cell table:style-name="ce4" table:number-columns-repeated="4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 amputated</text:p>
          </table:table-cell>
          <table:table-cell office:value-type="string" calcext:value-type="string">
            <text:p>Right Handed 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table:formula="of:=[.F12]/POWER([.E12]/100; 2)" office:value-type="float" office:value="23.4567901234568" calcext:value-type="float">
            <text:p>23.4567901234568</text:p>
          </table:table-cell>
          <table:table-cell table:style-name="Default" office:value-type="float" office:value="0.807842268153659" calcext:value-type="float">
            <text:p>0.807842268153659</text:p>
          </table:table-cell>
          <table:table-cell table:style-name="Default"/>
          <table:table-cell table:style-name="ce4" table:number-columns-repeated="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 amputated</text:p>
          </table:table-cell>
          <table:table-cell office:value-type="string" calcext:value-type="string">
            <text:p>Right Handed 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table:formula="of:=[.F13]/POWER([.E13]/100; 2)" office:value-type="float" office:value="27.170631566236" calcext:value-type="float">
            <text:p>27.170631566236</text:p>
          </table:table-cell>
          <table:table-cell table:style-name="Default" office:value-type="float" office:value="0.681606542123523" calcext:value-type="float">
            <text:p>0.681606542123523</text:p>
          </table:table-cell>
          <table:table-cell table:style-name="Default"/>
          <table:table-cell table:style-name="ce4" table:number-columns-repeated="4"/>
          <table:table-cell/>
        </table:table-row>
        <table:table-row table:style-name="ro1">
          <table:table-cell table:style-name="Default" table:number-columns-repeated="9"/>
          <table:table-cell table:style-name="ce4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2:12:23.253416304</meta:creation-date>
    <dc:date>2020-05-18T13:20:31.724082158</dc:date>
    <meta:editing-duration>PT57M58S</meta:editing-duration>
    <meta:editing-cycles>2</meta:editing-cycles>
    <meta:generator>LibreOffice/6.0.7.3$Linux_X86_64 LibreOffice_project/00m0$Build-3</meta:generator>
    <meta:document-statistic meta:table-count="1" meta:cell-count="122" meta:object-count="0"/>
  </office:meta>
</office:document-meta>
</file>